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63d" officeooo:paragraph-rsid="0018c63d"/>
    </style:style>
    <style:style style:name="P2" style:family="paragraph" style:parent-style-name="Text_20_body">
      <style:text-properties officeooo:paragraph-rsid="0018c63d"/>
    </style:style>
    <style:style style:name="P3" style:family="paragraph" style:parent-style-name="Text_20_body">
      <style:text-properties officeooo:rsid="0018c63d" officeooo:paragraph-rsid="0018c63d"/>
    </style:style>
    <style:style style:name="P4" style:family="paragraph" style:parent-style-name="Preformatted_20_Text">
      <style:text-properties officeooo:paragraph-rsid="001b062b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 style:list-style-name="L3">
      <style:paragraph-properties fo:margin-top="0in" fo:margin-bottom="0.1965in" loext:contextual-spacing="false"/>
    </style:style>
    <style:style style:name="P7" style:family="paragraph" style:parent-style-name="Preformatted_20_Text" style:list-style-name="L3">
      <style:paragraph-properties fo:margin-top="0in" fo:margin-bottom="0.1965in" loext:contextual-spacing="false"/>
      <style:text-properties officeooo:paragraph-rsid="00191216"/>
    </style:style>
    <style:style style:name="P8" style:family="paragraph" style:parent-style-name="Preformatted_20_Text" style:list-style-name="L3">
      <style:paragraph-properties fo:margin-top="0in" fo:margin-bottom="0.1965in" loext:contextual-spacing="false"/>
      <style:text-properties officeooo:paragraph-rsid="001b062b"/>
    </style:style>
    <style:style style:name="P9" style:family="paragraph" style:parent-style-name="Standard">
      <style:text-properties officeooo:rsid="00191216" officeooo:paragraph-rsid="00191216"/>
    </style:style>
    <style:style style:name="P10" style:family="paragraph" style:parent-style-name="Standard" style:list-style-name="L2">
      <style:text-properties officeooo:paragraph-rsid="00191216"/>
    </style:style>
    <style:style style:name="P11" style:family="paragraph" style:parent-style-name="Standard">
      <style:text-properties officeooo:paragraph-rsid="00191216"/>
    </style:style>
    <style:style style:name="P12" style:family="paragraph" style:parent-style-name="Text_20_body" style:list-style-name="L1">
      <style:text-properties officeooo:paragraph-rsid="0018c63d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18c63d" officeooo:paragraph-rsid="0018c63d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8c63d"/>
    </style:style>
    <style:style style:name="T2" style:family="text">
      <style:text-properties officeooo:rsid="00191216"/>
    </style:style>
    <style:style style:name="T3" style:family="text">
      <style:text-properties officeooo:rsid="001930c9"/>
    </style:style>
    <style:style style:name="T4" style:family="text">
      <style:text-properties officeooo:rsid="001b062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ài đặt noip client</text:p>
      <text:list xml:id="list2688101256" text:style-name="L1">
        <text:list-item>
          <text:p text:style-name="P13">cd /usr/local/src/ </text:p>
        </text:list-item>
        <text:list-item>
          <text:p text:style-name="P14"><text:span text:style-name="T1">sudo </text:span>wget http://www.noip.com/client/linux/noip-duc-linux.tar.gz </text:p>
        </text:list-item>
        <text:list-item>
          <text:p text:style-name="P14"><text:span text:style-name="T1">sudo </text:span>tar xf noip-duc-linux.tar.gz </text:p>
        </text:list-item>
        <text:list-item>
          <text:p text:style-name="P14">cd noip-2.1.9-1/ </text:p>
        </text:list-item>
        <text:list-item>
          <text:p text:style-name="P12">sudo make install ---&gt; <text:span text:style-name="T1">cài gcc và make vafo nếu chưa cài</text:span></text:p>
        </text:list-item>
      </text:list>
      <text:p text:style-name="P2"/>
      <text:p text:style-name="P3">2. <text:s/>Nhập thông tin đăng nhập gồm tài khoản đã đk noip</text:p>
      <text:p text:style-name="P3">kết quả hiện thị tạo configuration file thành công với đường dẫn config usr/local/etc/no-ip2.con</text:p>
      <text:p text:style-name="Standard">New configuration file '/tmp/no-ip2.conf' created.</text:p>
      <text:p text:style-name="Standard"/>
      <text:p text:style-name="Standard">mv /tmp/no-ip2.conf /usr/local/etc/no-ip2.conf</text:p>
      <text:p text:style-name="Standard"/>
      <text:p text:style-name="P9">3. Enable noip run when boot</text:p>
      <text:list xml:id="list1691603073" text:style-name="L2">
        <text:list-item>
          <text:p text:style-name="P10"><text:span text:style-name="T2">tạo unit để chạy lệnh tạo 1 file với nội dung:</text:span></text:p>
        </text:list-item>
      </text:list>
      <text:p text:style-name="P11"><text:span text:style-name="T2"><text:s text:c="2"/><text:tab/><text:tab/>sudo nano </text:span><text:span text:style-name="Source_20_Text">/etc/systemd/system/noip2.service</text:span></text:p>
      <text:p text:style-name="P11"><text:span text:style-name="Source_20_Text"><text:s/><text:tab/><text:tab/></text:span></text:p>
      <text:p text:style-name="P11"><text:span text:style-name="Source_20_Text"><text:tab/><text:tab/>[Unit]</text:span></text:p>
      <text:p text:style-name="Preformatted_20_Text"><text:span text:style-name="Source_20_Text"><text:tab/><text:tab/>Description=noip2 service</text:span></text:p>
      <text:p text:style-name="Preformatted_20_Text"/>
      <text:p text:style-name="P4"><text:span text:style-name="Source_20_Text"><text:tab/><text:tab/>[Service]</text:span></text:p>
      <text:p text:style-name="Preformatted_20_Text"><text:span text:style-name="Source_20_Text"><text:tab/><text:tab/>Type=forking</text:span></text:p>
      <text:p text:style-name="Preformatted_20_Text"><text:span text:style-name="Source_20_Text"><text:tab/><text:tab/>ExecStart=/usr/local/bin/noip2</text:span></text:p>
      <text:p text:style-name="Preformatted_20_Text"><text:span text:style-name="Source_20_Text"><text:tab/><text:tab/>Restart=always</text:span></text:p>
      <text:p text:style-name="Preformatted_20_Text"/>
      <text:p text:style-name="Preformatted_20_Text"><text:span text:style-name="Source_20_Text"><text:tab/><text:tab/>[Install]</text:span></text:p>
      <text:p text:style-name="P5"><text:span text:style-name="Source_20_Text"><text:tab/><text:tab/>WantedBy=default.target</text:span></text:p>
      <text:list xml:id="list2653164165" text:style-name="L3">
        <text:list-item>
          <text:p text:style-name="P7"><text:span text:style-name="Source_20_Text">sudo systemctl enable noip2 <text:s text:c="2"/>--&gt; </text:span><text:span text:style-name="Source_20_Text"><text:span text:style-name="T2">Enable noip run when boot</text:span></text:span></text:p>
        </text:list-item>
        <text:list-item>
          <text:p text:style-name="P6"><text:span text:style-name="Source_20_Text">sudo systemctl start <text:s/>noip2 <text:s text:c="2"/>---&gt; </text:span><text:span text:style-name="Source_20_Text"><text:span text:style-name="T3">start</text:span></text:span></text:p>
        </text:list-item>
        <text:list-item>
          <text:p text:style-name="P8"><text:span text:style-name="Source_20_Text"><text:span text:style-name="T4">Check status: </text:span></text:span><text:span text:style-name="Source_20_Text">sudo systemctl status noip2</text:span></text:p>
        </text:list-item>
      </text:list>
      <text:p text:style-name="P11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21:26:24.423192364</meta:creation-date>
    <dc:date>2021-06-19T21:41:42.519451706</dc:date>
    <meta:editing-duration>PT8M2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25" meta:character-count="880" meta:non-whitespace-character-count="758"/>
  </office:meta>
</office:document-meta>
</file>